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4.111cm"/>
    </style:style>
    <style:style style:name="pr11" style:family="presentation" style:parent-style-name="Default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text-autospace="none"/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9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P10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1" style:family="paragraph">
      <style:paragraph-properties fo:margin-top="0cm" fo:margin-bottom="0cm"/>
      <style:text-properties fo:font-size="20pt" style:font-size-asian="20pt" style:font-size-complex="20pt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P13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4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6" style:family="paragraph">
      <style:paragraph-properties fo:margin-top="0cm" fo:margin-bottom="0cm" style:text-autospace="none"/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7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18" style:family="paragraph">
      <style:paragraph-properties fo:margin-top="0cm" fo:margin-bottom="0cm"/>
      <style:text-properties fo:font-size="12pt" style:font-size-asian="12pt" style:font-size-complex="12pt"/>
    </style:style>
    <style:style style:name="P19" style:family="paragraph">
      <style:paragraph-properties fo:margin-top="0cm" fo:margin-bottom="0.298cm"/>
    </style:style>
    <style:style style:name="P20" style:family="paragraph">
      <style:paragraph-properties fo:margin-top="0cm" fo:margin-bottom="0cm" style:text-autospace="none"/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1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22" style:family="paragraph">
      <style:paragraph-properties fo:margin-top="0cm" fo:margin-bottom="0cm"/>
      <style:text-properties fo:font-size="18pt" style:font-size-asian="18pt" style:font-size-complex="18pt"/>
    </style:style>
    <style:style style:name="P23" style:family="paragraph">
      <style:paragraph-properties fo:margin-top="0cm" fo:margin-bottom="0cm"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4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P25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7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0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1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3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4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6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8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9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0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2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6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7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8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29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0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1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8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7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8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9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3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4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5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6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7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8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9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0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2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3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4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5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2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Frigo</text:p>
            <text:p text:style-name="P1"><text:a xlink:href="https://github.com/FrigoCoder/">https://github.com/FrigoCoder/</text:a></text:p>
            <text:p text:style-name="P1"><text:a xlink:href="mailto:sandor.orosz@ibm.com">sandor.orosz@ibm.com</text:a></text:p>
            <text:p text:style-name="P1"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1">&lt;</text:span><text:span text:style-name="T2">project</text:span><text:span text:style-name="T3"> </text:span><text:span text:style-name="T4">xmlns</text:span><text:span text:style-name="T5">=</text:span><text:span text:style-name="T6">"http://maven.apache.org/POM/4.0.0"</text:span><text:span text:style-name="T3"> </text:span></text:p>
            <text:p text:style-name="P2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maven.apache.org/POM/4.0.0 http://maven.apache.org/maven-v4_0_0.xsd"</text:span><text:span text:style-name="T1">&gt;</text:span></text:p>
            <text:p text:style-name="P2"><text:span text:style-name="T5"><text:s text:c="4"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groupId</text:span><text:span text:style-name="T1">&gt;</text:span><text:span text:style-name="T7">frigo</text:span><text:span text:style-name="T1">&lt;/</text:span><text:span text:style-name="T2">groupId</text:span><text:span text:style-name="T1">&gt;</text:span></text:p>
            <text:p text:style-name="P2"><text:span text:style-name="T5"><text:s text:c="4"/></text:span><text:span text:style-name="T1">&lt;</text:span><text:span text:style-name="T2">artifactId</text:span><text:span text:style-name="T1">&gt;</text:span><text:span text:style-name="T7">cdi</text:span><text:span text:style-name="T1">&lt;/</text:span><text:span text:style-name="T2">artifactId</text:span><text:span text:style-name="T1">&gt;</text:span></text:p>
            <text:p text:style-name="P2"><text:span text:style-name="T5"><text:s text:c="4"/></text:span><text:span text:style-name="T1">&lt;</text:span><text:span text:style-name="T2">version</text:span><text:span text:style-name="T1">&gt;</text:span><text:span text:style-name="T5">1.0.0-SNAPSHOT</text:span><text:span text:style-name="T1">&lt;/</text:span><text:span text:style-name="T2">version</text:span><text:span text:style-name="T1">&gt;</text:span></text:p>
            <text:p text:style-name="P2"><text:span text:style-name="T5"><text:s text:c="4"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5"><text:s text:c="8"/></text:span><text:span text:style-name="T1">&lt;</text:span><text:span text:style-name="T2">dependency</text:span><text:span text:style-name="T1">&gt;</text:span></text:p>
            <text:p text:style-name="P2"><text:span text:style-name="T5"><text:s text:c="12"/></text:span><text:span text:style-name="T1">&lt;</text:span><text:span text:style-name="T2">groupId</text:span><text:span text:style-name="T1">&gt;</text:span><text:span text:style-name="T7">javax</text:span><text:span text:style-name="T1">&lt;/</text:span><text:span text:style-name="T2">groupId</text:span><text:span text:style-name="T1">&gt;</text:span></text:p>
            <text:p text:style-name="P2"><text:span text:style-name="T5"><text:s text:c="12"/></text:span><text:span text:style-name="T1">&lt;</text:span><text:span text:style-name="T2">artifactId</text:span><text:span text:style-name="T1">&gt;</text:span><text:span text:style-name="T7">javaee</text:span><text:span text:style-name="T5">-</text:span><text:span text:style-name="T7">api</text:span><text:span text:style-name="T1">&lt;/</text:span><text:span text:style-name="T2">artifactId</text:span><text:span text:style-name="T1">&gt;</text:span></text:p>
            <text:p text:style-name="P2"><text:span text:style-name="T5"><text:s text:c="12"/></text:span><text:span text:style-name="T1">&lt;</text:span><text:span text:style-name="T2">version</text:span><text:span text:style-name="T1">&gt;</text:span><text:span text:style-name="T5">8.0.1</text:span><text:span text:style-name="T1">&lt;/</text:span><text:span text:style-name="T2">version</text:span><text:span text:style-name="T1">&gt;</text:span></text:p>
            <text:p text:style-name="P2"><text:span text:style-name="T5"><text:s text:c="8"/></text:span><text:span text:style-name="T1">&lt;/</text:span><text:span text:style-name="T2">dependency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/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1">&lt;/</text:span><text:span text:style-name="T2">project</text:span><text:span text:style-name="T1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">&lt;</text:span><text:span text:style-name="T2">beans</text:span><text:span text:style-name="T3"> </text:span><text:span text:style-name="T4">xmlns</text:span><text:span text:style-name="T5">=</text:span><text:span text:style-name="T6">"http://xmlns.jcp.org/xml/ns/javaee"</text:span><text:span text:style-name="T3"> </text:span></text:p>
            <text:p text:style-name="P4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xmlns.jcp.org/xml/ns/javaee http://xmlns.jcp.org/xml/ns/javaee/beans_1_1.xsd"</text:span><text:span text:style-name="T3"> </text:span><text:span text:style-name="T4">bean-discovery-mode</text:span><text:span text:style-name="T5">=</text:span><text:span text:style-name="T6">"all"</text:span><text:span text:style-name="T1">&gt;</text:span></text:p>
            <text:p text:style-name="P4"><text:span text:style-name="T3"/></text:p>
            <text:p text:style-name="P4"><text:span text:style-name="T1">&lt;/</text:span><text:span text:style-name="T2">beans</text:span><text:span text:style-name="T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HelloService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 {</text:span></text:p>
            <text:p text:style-name="P4"><text:span text:style-name="T9"><text:s text:c="8"/></text:span><text:span text:style-name="T8">return</text:span><text:span text:style-name="T9"> </text:span><text:span text:style-name="T13">"Hello World!"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12">GreeterClient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hello </text:span><text:span text:style-name="T9">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tService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</text:span><text:span text:style-name="T14">hello</text:span><text:span text:style-name="T9"> 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displayHello</text:span><text:span text:style-name="T9"> () {</text:span></text:p>
            <text:p text:style-name="P4"><text:span text:style-name="T9"><text:s text:c="8"/></text:span><text:span text:style-name="T18">display</text:span><text:span text:style-name="T9">(</text:span><text:span text:style-name="T14">hello</text:span><text:span text:style-name="T9">.hello())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5" draw:text-style-name="P6" draw:layer="layout" svg:width="25.199cm" svg:height="13.989cm" svg:x="1.4cm" svg:y="4.849cm" presentation:class="outline" presentation:user-transformed="tru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9">HelloService</text:span><text:span text:style-name="T9"> </text:span><text:span text:style-name="T14">hello</text:span><text:span text:style-name="T9">;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0">EmailService</text:span><text:span text:style-name="T9"> </text:span><text:span text:style-name="T14">email</text:span><text:span text:style-name="T9">;</text:span></text:p>
            <text:p text:style-name="P8"><text:span text:style-name="T11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ndHello</text:span><text:span text:style-name="T9"> () {</text:span></text:p>
            <text:p text:style-name="P8"><text:span text:style-name="T9"><text:s text:c="8"/></text:span><text:span text:style-name="T14">email</text:span><text:span text:style-name="T9">.</text:span><text:span text:style-name="T18">send</text:span><text:span text:style-name="T9">(</text:span><text:span text:style-name="T14">hello</text:span><text:span text:style-name="T9">.</text:span><text:span text:style-name="T18">hello</text:span><text:span text:style-name="T9">());</text:span></text:p>
            <text:p text:style-name="P9"><text:span text:style-name="T11"><text:s text:c="4"/></text:span><text:span text:style-name="T11">}</text:span></text:p>
            <text:p text:style-name="P8"><text:span text:style-name="T11"/></text:p>
            <text:p text:style-name="P9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0">Service</text:span><text:span text:style-name="T9">&lt;</text:span><text:span text:style-name="T10">Hello</text:span><text:span text:style-name="T9">&gt; </text:span><text:span text:style-name="T14">hello</text:span><text:span text:style-name="T9">;</text:span></text:p>
            <text:p text:style-name="P8"><text:span text:style-name="T11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10">Service</text:span><text:span text:style-name="T9">&lt;</text:span><text:span text:style-name="T10">Email</text:span><text:span text:style-name="T9">&gt; </text:span><text:span text:style-name="T14">email</text:span><text:span text:style-name="T9">;</text:span></text:p>
            <text:p text:style-name="P8"><text:span text:style-name="T11"/></text:p>
            <text:p text:style-name="P9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8"><text:span text:style-name="T8">public</text:span><text:span text:style-name="T9"> </text:span><text:span text:style-name="T8">interface</text:span><text:span text:style-name="T9"> </text:span><text:span text:style-name="T20">HelloService</text:span><text:span text:style-name="T9"> {</text:span></text:p>
            <text:p text:style-name="P8"><text:span text:style-name="T9"/></text:p>
            <text:p text:style-name="P8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;</text:span></text:p>
            <text:p text:style-name="P8"><text:span text:style-name="T9"/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1">org.jboss.weld.exceptions.DeploymentException</text:span><text:span text:style-name="T22">: WELD-001408: Unsatisfied dependencies for type HelloService with qualifiers @Default</text:span></text:p>
            <text:p text:style-name="P4"><text:span text:style-name="T23"><text:s text:c="2"/></text:span><text:span text:style-name="T23">at injection point [BackedAnnotatedField] @Inject private GreeterClient.hello</text:span></text:p>
            <text:p text:style-name="P4"><text:span text:style-name="T23"><text:s text:c="2"/></text:span><text:span text:style-name="T23">at GreeterClient.hello(</text:span><text:span text:style-name="T21">GreeterClient.java:0</text:span><text:span text:style-name="T23">)</text:span></text:p>
            <text:p text:style-name="P4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0" draw:text-style-name="P11" draw:layer="layout" svg:width="25.199cm" svg:height="14.111cm" svg:x="1.4cm" svg:y="4.914cm" presentation:class="outline" presentation:user-transformed="true">
          <draw:text-box>
            <text:p text:style-name="P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4"><text:span text:style-name="T29"/></text:p>
            <text:p text:style-name="P4"><text:span text:style-name="T26"><text:s text:c="4"/></text:span><text:span text:style-name="T30">@Override</text:span></text:p>
            <text:p text:style-name="P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4"><text:span text:style-name="T26"><text:s text:c="8"/></text:span><text:span text:style-name="T25">return</text:span><text:span text:style-name="T26"> </text:span><text:span text:style-name="T32">"Hello World!"</text:span><text:span text:style-name="T26">;</text:span></text:p>
            <text:p text:style-name="P4"><text:span text:style-name="T26"><text:s text:c="4"/></text:span><text:span text:style-name="T26">}</text:span></text:p>
            <text:p text:style-name="P4"><text:span text:style-name="T29"/></text:p>
            <text:p text:style-name="P4"><text:span text:style-name="T26">}</text:span></text:p>
            <text:p text:style-name="P4"><text:span text:style-name="T26"/></text:p>
            <text:p text:style-name="P4"><text:span text:style-name="T25">public</text:span><text:span text:style-name="T26"> </text:span><text:span text:style-name="T25">class</text:span><text:span text:style-name="T26"> </text:span><text:span text:style-name="T27">Hungarian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4"><text:span text:style-name="T29"/></text:p>
            <text:p text:style-name="P4"><text:span text:style-name="T26"><text:s text:c="4"/></text:span><text:span text:style-name="T30">@Override</text:span></text:p>
            <text:p text:style-name="P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4"><text:span text:style-name="T26"><text:s text:c="8"/></text:span><text:span text:style-name="T25">return</text:span><text:span text:style-name="T26"> </text:span><text:span text:style-name="T32">"Helló Világ!"</text:span><text:span text:style-name="T26">;</text:span></text:p>
            <text:p text:style-name="P4"><text:span text:style-name="T26"><text:s text:c="4"/></text:span><text:span text:style-name="T26">}</text:span></text:p>
            <text:p text:style-name="P4"><text:span text:style-name="T29"/></text:p>
            <text:p text:style-name="P4"><text:span text:style-name="T2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21">org.jboss.weld.exceptions.DeploymentException</text:span><text:span text:style-name="T22">: WELD-001409: Ambiguous dependencies for type HelloService with qualifiers @Default</text:span></text:p>
            <text:p text:style-name="P4"><text:span text:style-name="T23"><text:s text:c="2"/></text:span><text:span text:style-name="T23">at injection point [BackedAnnotatedField] @Inject private GreeterClient.hello</text:span></text:p>
            <text:p text:style-name="P4"><text:span text:style-name="T23"><text:s text:c="2"/></text:span><text:span text:style-name="T23">at GreeterClient.hello(</text:span><text:span text:style-name="T21">GreeterClient.java:0</text:span><text:span text:style-name="T23">)</text:span></text:p>
            <text:p text:style-name="P4"><text:span text:style-name="T23"><text:s text:c="2"/></text:span><text:span text:style-name="T23">Possible dependencies: </text:span></text:p>
            <text:p text:style-name="P4"><text:span text:style-name="T23"><text:s text:c="2"/></text:span><text:span text:style-name="T23">- Managed Bean [class HungarianHelloService] with qualifiers [@Any @Default],</text:span></text:p>
            <text:p text:style-name="P4"><text:span text:style-name="T23"><text:s text:c="2"/></text:span><text:span text:style-name="T23">- Managed Bean [class EnglishHelloService] with qualifiers [@Any @Default]</text:span></text:p>
            <text:p text:style-name="P4"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12"><text:span text:style-name="T33">@Qualifier</text:span></text:p>
            <text:p text:style-name="P8"><text:span text:style-name="T15">@Retention</text:span><text:span text:style-name="T9">(</text:span><text:span text:style-name="T34">RUNTIME</text:span><text:span text:style-name="T9">)</text:span></text:p>
            <text:p text:style-name="P8"><text:span text:style-name="T15">@Target</text:span><text:span text:style-name="T9">({</text:span><text:span text:style-name="T34">FIELD</text:span><text:span text:style-name="T9">, </text:span><text:span text:style-name="T34">TYPE</text:span><text:span text:style-name="T9">, </text:span><text:span text:style-name="T34">METHOD</text:span><text:span text:style-name="T9">, </text:span><text:span text:style-name="T34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English</text:span><text:span text:style-name="T9"> {</text:span></text:p>
            <text:p text:style-name="P9"><text:span text:style-name="T33">}</text:span></text:p>
            <text:p text:style-name="P9"><text:span text:style-name="T33"/></text:p>
            <text:p text:style-name="P12"><text:span text:style-name="T33">@Qualifier</text:span></text:p>
            <text:p text:style-name="P8"><text:span text:style-name="T15">@Retention</text:span><text:span text:style-name="T9">(</text:span><text:span text:style-name="T34">RUNTIME</text:span><text:span text:style-name="T9">)</text:span></text:p>
            <text:p text:style-name="P8"><text:span text:style-name="T15">@Target</text:span><text:span text:style-name="T9">({</text:span><text:span text:style-name="T34">FIELD</text:span><text:span text:style-name="T9">, </text:span><text:span text:style-name="T34">TYPE</text:span><text:span text:style-name="T9">, </text:span><text:span text:style-name="T34">METHOD</text:span><text:span text:style-name="T9">, </text:span><text:span text:style-name="T34">PARAMETER</text:span><text:span text:style-name="T9">})</text:span></text:p>
            <text:p text:style-name="P8"><text:span text:style-name="T8">public</text:span><text:span text:style-name="T9"> </text:span><text:span text:style-name="T8">@interface</text:span><text:span text:style-name="T9"> </text:span><text:span text:style-name="T15">Hungarian</text:span><text:span text:style-name="T9"> {</text:span></text:p>
            <text:p text:style-name="P9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5" draw:text-style-name="P11" draw:layer="layout" svg:width="25.199cm" svg:height="15.771cm" svg:x="1.4cm" svg:y="3.958cm" presentation:class="outline" presentation:user-transformed="true">
          <draw:text-box>
            <text:p text:style-name="P13"><text:span text:style-name="T35">@English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Override</text:span></text:p>
            <text:p text:style-name="P14"><text:span text:style-name="T30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o World!"</text:span><text:span text:style-name="T26">;</text:span></text:p>
            <text:p text:style-name="P15"><text:span text:style-name="T35"><text:s text:c="4"/></text:span><text:span text:style-name="T35">}</text:span></text:p>
            <text:p text:style-name="P15"><text:span text:style-name="T35"/></text:p>
            <text:p text:style-name="P14"><text:span text:style-name="T35">}</text:span></text:p>
            <text:p text:style-name="P15"><text:span text:style-name="T35"/></text:p>
            <text:p text:style-name="P13"><text:span text:style-name="T35">@Hungarian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Hungarian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Override</text:span></text:p>
            <text:p text:style-name="P1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ó Világ!"</text:span><text:span text:style-name="T26">;</text:span></text:p>
            <text:p text:style-name="P15"><text:span text:style-name="T35"><text:s text:c="4"/></text:span><text:span text:style-name="T35">}</text:span></text:p>
            <text:p text:style-name="P15"><text:span text:style-name="T35"/></text:p>
            <text:p text:style-name="P14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English</text:span></text:p>
            <text:p text:style-name="P14"><text:span text:style-name="T30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6"/></text:p>
            <text:p text:style-name="P14"><text:span text:style-name="T26">}</text:span></text:p>
            <text:p text:style-name="P14"><text:span text:style-name="T35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Hungarian</text:span></text:p>
            <text:p text:style-name="P14"><text:span text:style-name="T30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6"/></text:p>
            <text:p text:style-name="P14"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p text:style-name="P13"><text:span text:style-name="T35">@Qualifier</text:span></text:p>
            <text:p text:style-name="P14"><text:span text:style-name="T30">@Retention</text:span><text:span text:style-name="T26">(</text:span><text:span text:style-name="T37">RUNTIME</text:span><text:span text:style-name="T26">)</text:span></text:p>
            <text:p text:style-name="P14"><text:span text:style-name="T30">@Target</text:span><text:span text:style-name="T26">({</text:span><text:span text:style-name="T37">FIELD</text:span><text:span text:style-name="T26">, </text:span><text:span text:style-name="T37">TYPE</text:span><text:span text:style-name="T26">, </text:span><text:span text:style-name="T37">METHOD</text:span><text:span text:style-name="T26">, </text:span><text:span text:style-name="T37">PARAMETER</text:span><text:span text:style-name="T26">})</text:span></text:p>
            <text:p text:style-name="P14"><text:span text:style-name="T25">public</text:span><text:span text:style-name="T26"> </text:span><text:span text:style-name="T25">@interface</text:span><text:span text:style-name="T26"> </text:span><text:span text:style-name="T30">Language</text:span><text:span text:style-name="T26"> {</text:span></text:p>
            <text:p text:style-name="P14"><text:span text:style-name="T35"/></text:p>
            <text:p text:style-name="P14"><text:span text:style-name="T26"><text:s text:c="4"/></text:span><text:span text:style-name="T38">Languages</text:span><text:span text:style-name="T26"> </text:span><text:span text:style-name="T31">value</text:span><text:span text:style-name="T26"> ();</text:span></text:p>
            <text:p text:style-name="P14"><text:span text:style-name="T35"/></text:p>
            <text:p text:style-name="P14"><text:span text:style-name="T26"><text:s text:c="4"/></text:span><text:span text:style-name="T25">public</text:span><text:span text:style-name="T26"> </text:span><text:span text:style-name="T25">enum</text:span><text:span text:style-name="T26"> </text:span><text:span text:style-name="T38">Languages</text:span><text:span text:style-name="T26"> {</text:span></text:p>
            <text:p text:style-name="P14"><text:span text:style-name="T35"/></text:p>
            <text:p text:style-name="P14"><text:span text:style-name="T26"><text:s text:c="8"/></text:span><text:span text:style-name="T37">ENGLISH</text:span><text:span text:style-name="T26">,</text:span></text:p>
            <text:p text:style-name="P14"><text:span text:style-name="T26"><text:s text:c="8"/></text:span><text:span text:style-name="T37">HUNGARIAN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5" draw:text-style-name="P11" draw:layer="layout" svg:width="25.199cm" svg:height="15.771cm" svg:x="1.4cm" svg:y="3.95cm" presentation:class="outline" presentation:user-transformed="true">
          <draw:text-box>
            <text:p text:style-name="P14"><text:span text:style-name="T30">@Language</text:span><text:span text:style-name="T26">(</text:span><text:span text:style-name="T37">ENGLISH</text:span><text:span text:style-name="T26">)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35"/></text:p>
            <text:p text:style-name="P14"><text:span text:style-name="T26"><text:s text:c="4"/></text:span><text:span text:style-name="T30">@Override</text:span></text:p>
            <text:p text:style-name="P1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o World!"</text:span><text:span text:style-name="T26">;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  <text:p text:style-name="P15"><text:span text:style-name="T35"/></text:p>
            <text:p text:style-name="P14"><text:span text:style-name="T30">@Language</text:span><text:span text:style-name="T26">(</text:span><text:span text:style-name="T37">HUNGARIAN</text:span><text:span text:style-name="T26">)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Hungarian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35"/></text:p>
            <text:p text:style-name="P14"><text:span text:style-name="T26"><text:s text:c="4"/></text:span><text:span text:style-name="T30">@Override</text:span></text:p>
            <text:p text:style-name="P14"><text:span text:style-name="T26"><text:s text:c="4"/></text:span><text:span text:style-name="T25">public</text:span><text:span text:style-name="T26"> </text:span><text:span text:style-name="T27">String</text:span><text:span text:style-name="T26"> </text:span><text:span text:style-name="T31">hello</text:span><text:span text:style-name="T26"> () {</text:span></text:p>
            <text:p text:style-name="P14"><text:span text:style-name="T26"><text:s text:c="8"/></text:span><text:span text:style-name="T25">return</text:span><text:span text:style-name="T26"> </text:span><text:span text:style-name="T32">"Helló Világ!"</text:span><text:span text:style-name="T26">;</text:span></text:p>
            <text:p text:style-name="P15"><text:span text:style-name="T35"><text:s text:c="4"/></text:span><text:span text:style-name="T35">}</text:span></text:p>
            <text:p text:style-name="P14"><text:span text:style-name="T35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11" draw:layer="layout" svg:width="25.199cm" svg:height="13.859cm" svg:x="1.4cm" svg:y="5.455cm" presentation:class="outline" presentation:user-transformed="true">
          <draw:text-box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9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Language</text:span><text:span text:style-name="T26">(</text:span><text:span text:style-name="T37">ENGLISH</text:span><text:span text:style-name="T26">)</text:span></text:p>
            <text:p text:style-name="P14"><text:span text:style-name="T31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9"/></text:p>
            <text:p text:style-name="P15"><text:span text:style-name="T29">}</text:span></text:p>
            <text:p text:style-name="P15"><text:span text:style-name="T29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30"><text:s text:c="4"/></text:span><text:span text:style-name="T30">@Language</text:span><text:span text:style-name="T26">(</text:span><text:span text:style-name="T37">HUNGARIAN</text:span><text:span text:style-name="T26">)</text:span></text:p>
            <text:p text:style-name="P14"><text:span text:style-name="T31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6"/></text:p>
            <text:p text:style-name="P15"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5">@English</text:span></text:p>
            <text:p text:style-name="P13"><text:span text:style-name="T35">@Console</text:span></text:p>
            <text:p text:style-name="P13"><text:span text:style-name="T35">@Secured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9"/></text:p>
            <text:p text:style-name="P15"><text:span text:style-name="T35">}</text:span></text:p>
            <text:p text:style-name="P15"><text:span text:style-name="T35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26"><text:s text:c="4"/></text:span><text:span text:style-name="T30">@English</text:span></text:p>
            <text:p text:style-name="P14"><text:span text:style-name="T26"><text:s text:c="4"/></text:span><text:span text:style-name="T30">@Console</text:span></text:p>
            <text:p text:style-name="P14"><text:span text:style-name="T26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9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11" draw:layer="layout" svg:width="25.199cm" svg:height="13.859cm" svg:x="1.4cm" svg:y="4.908cm" presentation:class="outline" presentation:user-transformed="true">
          <draw:text-box>
            <text:p text:style-name="P13"><text:span text:style-name="T35">@English</text:span></text:p>
            <text:p text:style-name="P13"><text:span text:style-name="T35">@Secured</text:span></text:p>
            <text:p text:style-name="P14"><text:span text:style-name="T25">public</text:span><text:span text:style-name="T26"> </text:span><text:span text:style-name="T25">class</text:span><text:span text:style-name="T26"> </text:span><text:span text:style-name="T27">EnglishHelloService</text:span><text:span text:style-name="T26"> </text:span><text:span text:style-name="T25">implements</text:span><text:span text:style-name="T26"> </text:span><text:span text:style-name="T28">HelloService</text:span><text:span text:style-name="T26"> {</text:span></text:p>
            <text:p text:style-name="P14"><text:span text:style-name="T29"/></text:p>
            <text:p text:style-name="P15"><text:span text:style-name="T35">}</text:span></text:p>
            <text:p text:style-name="P15"><text:span text:style-name="T35"/></text:p>
            <text:p text:style-name="P14"><text:span text:style-name="T25">public</text:span><text:span text:style-name="T26"> </text:span><text:span text:style-name="T25">class</text:span><text:span text:style-name="T26"> </text:span><text:span text:style-name="T27">GreeterClient</text:span><text:span text:style-name="T26"> {</text:span></text:p>
            <text:p text:style-name="P14"><text:span text:style-name="T26"/></text:p>
            <text:p text:style-name="P14"><text:span text:style-name="T26"><text:s text:c="4"/></text:span><text:span text:style-name="T30">@Inject</text:span></text:p>
            <text:p text:style-name="P14"><text:span text:style-name="T26"><text:s text:c="4"/></text:span><text:span text:style-name="T30">@English</text:span></text:p>
            <text:p text:style-name="P14"><text:span text:style-name="T26"><text:s text:c="4"/></text:span><text:span text:style-name="T30">@Console</text:span></text:p>
            <text:p text:style-name="P14"><text:span text:style-name="T26"><text:s text:c="4"/></text:span><text:span text:style-name="T30">@Secured</text:span></text:p>
            <text:p text:style-name="P14"><text:span text:style-name="T26"><text:s text:c="4"/></text:span><text:span text:style-name="T25">private</text:span><text:span text:style-name="T26"> </text:span><text:span text:style-name="T28">HelloService</text:span><text:span text:style-name="T26"> </text:span><text:span text:style-name="T36">hello</text:span><text:span text:style-name="T26">;</text:span></text:p>
            <text:p text:style-name="P14"><text:span text:style-name="T29"/></text:p>
            <text:p text:style-name="P1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8" draw:layer="layout" svg:width="25.199cm" svg:height="13.859cm" svg:x="1.4cm" svg:y="4.914cm" presentation:class="outline" presentation:user-transformed="true">
          <draw:text-box>
            <text:p text:style-name="P16"><text:span text:style-name="T39">org.jboss.weld.exceptions.DeploymentException</text:span><text:span text:style-name="T40">: WELD-001408: Unsatisfied dependencies for type HelloService with qualifiers @Secured @English @Console</text:span></text:p>
            <text:p text:style-name="P17"><text:span text:style-name="T41"><text:s text:c="2"/></text:span><text:span text:style-name="T41">at injection point [BackedAnnotatedField] @Inject @English @Console @Secured private GreeterClient.hello</text:span></text:p>
            <text:p text:style-name="P16"><text:span text:style-name="T42"><text:s text:c="2"/></text:span><text:span text:style-name="T42">at GreeterClient.hello(</text:span><text:span text:style-name="T39">GreeterClient.java:0</text:span><text:span text:style-name="T42">)</text:span></text:p>
            <text:p text:style-name="P17"><text:span text:style-name="T41">WELD-001475: The following beans match by type, but none have matching qualifiers:</text:span></text:p>
            <text:p text:style-name="P17"><text:span text:style-name="T41"><text:s text:c="2"/></text:span><text:span text:style-name="T41">- Managed Bean [class HungarianHelloService] with qualifiers [@Secured @Hungarian @Any],</text:span></text:p>
            <text:p text:style-name="P17"><text:span text:style-name="T41"><text:s text:c="2"/></text:span><text:span text:style-name="T41">- Managed Bean [class EnglishHelloService] with qualifiers [@Secured @English @Any]</text:span></text:p>
            <text:p text:style-name="P16"><text:span text:style-name="T4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5" draw:text-style-name="P19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33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20">Instance</text:span><text:span text:style-name="T9">&lt;</text:span><text:span text:style-name="T20">HelloService</text:span><text:span text:style-name="T9">&gt; </text:span><text:span text:style-name="T14">hello</text:span><text:span text:style-name="T9">;</text:span></text:p>
            <text:p text:style-name="P8"><text:span text:style-name="T33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hello</text:span><text:span text:style-name="T9"> () {</text:span></text:p>
            <text:p text:style-name="P8"><text:span text:style-name="T9"><text:s text:c="8"/></text:span><text:span text:style-name="T18">display</text:span><text:span text:style-name="T9">(</text:span><text:span text:style-name="T14">hello</text:span><text:span text:style-name="T9">.</text:span><text:span text:style-name="T18">get</text:span><text:span text:style-name="T9">().</text:span><text:span text:style-name="T18">hello</text:span><text:span text:style-name="T9">());</text:span></text:p>
            <text:p text:style-name="P9"><text:span text:style-name="T33"><text:s text:c="4"/></text:span><text:span text:style-name="T33">}</text:span></text:p>
            <text:p text:style-name="P8"><text:span text:style-name="T33"/></text:p>
            <text:p text:style-name="P9"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33"/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20">Instance</text:span><text:span text:style-name="T9">&lt;</text:span><text:span text:style-name="T20">HelloService</text:span><text:span text:style-name="T9">&gt; </text:span><text:span text:style-name="T14">hello</text:span><text:span text:style-name="T9">;</text:span></text:p>
            <text:p text:style-name="P8"><text:span text:style-name="T33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hello</text:span><text:span text:style-name="T9"> () {</text:span></text:p>
            <text:p text:style-name="P8"><text:span text:style-name="T9"><text:s text:c="8"/></text:span><text:span text:style-name="T8">if</text:span><text:span text:style-name="T9">( </text:span><text:span text:style-name="T14">hello</text:span><text:span text:style-name="T9">.isResolvable() ){</text:span></text:p>
            <text:p text:style-name="P8"><text:span text:style-name="T9"><text:s text:c="12"/></text:span><text:span text:style-name="T18">display</text:span><text:span text:style-name="T9">(</text:span><text:span text:style-name="T14">hello</text:span><text:span text:style-name="T9">.</text:span><text:span text:style-name="T18">get</text:span><text:span text:style-name="T9">().</text:span><text:span text:style-name="T18">hello</text:span><text:span text:style-name="T9">());</text:span></text:p>
            <text:p text:style-name="P9"><text:span text:style-name="T33"><text:s text:c="8"/></text:span><text:span text:style-name="T33">}</text:span></text:p>
            <text:p text:style-name="P9"><text:span text:style-name="T33"><text:s text:c="4"/></text:span><text:span text:style-name="T33">}</text:span></text:p>
            <text:p text:style-name="P8"><text:span text:style-name="T33"/></text:p>
            <text:p text:style-name="P9"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5" draw:text-style-name="P6" draw:layer="layout" svg:width="25.199cm" svg:height="13.989cm" svg:x="1.4cm" svg:y="4.849cm" presentation:class="outline" presentation:user-transformed="true">
          <draw:text-box>
            <text:p text:style-name="P8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8"><text:span text:style-name="T33"/></text:p>
            <text:p text:style-name="P8"><text:span text:style-name="T9"><text:s text:c="4"/></text:span><text:span text:style-name="T15">@Any</text:span></text:p>
            <text:p text:style-name="P8"><text:span text:style-name="T9"><text:s text:c="4"/></text:span><text:span text:style-name="T15">@Inject</text:span></text:p>
            <text:p text:style-name="P8"><text:span text:style-name="T9"><text:s text:c="4"/></text:span><text:span text:style-name="T8">private</text:span><text:span text:style-name="T9"> </text:span><text:span text:style-name="T20">Instance</text:span><text:span text:style-name="T9">&lt;</text:span><text:span text:style-name="T20">HelloService</text:span><text:span text:style-name="T9">&gt; </text:span><text:span text:style-name="T14">services</text:span><text:span text:style-name="T9">;</text:span></text:p>
            <text:p text:style-name="P8"><text:span text:style-name="T33"/></text:p>
            <text:p text:style-name="P8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hello</text:span><text:span text:style-name="T9"> () {</text:span></text:p>
            <text:p text:style-name="P8"><text:span text:style-name="T9"><text:s text:c="8"/></text:span><text:span text:style-name="T8">for</text:span><text:span text:style-name="T9">( </text:span><text:span text:style-name="T20">HelloService</text:span><text:span text:style-name="T9"> </text:span><text:span text:style-name="T16">service</text:span><text:span text:style-name="T9"> : </text:span><text:span text:style-name="T14">services</text:span><text:span text:style-name="T9"> ){</text:span></text:p>
            <text:p text:style-name="P8"><text:span text:style-name="T9"><text:s text:c="12"/></text:span><text:span text:style-name="T18">display</text:span><text:span text:style-name="T9">(</text:span><text:span text:style-name="T17">service</text:span><text:span text:style-name="T9">.</text:span><text:span text:style-name="T18">hello</text:span><text:span text:style-name="T9">());</text:span></text:p>
            <text:p text:style-name="P9"><text:span text:style-name="T33"><text:s text:c="8"/></text:span><text:span text:style-name="T33">}</text:span></text:p>
            <text:p text:style-name="P9"><text:span text:style-name="T33"><text:s text:c="4"/></text:span><text:span text:style-name="T33">}</text:span></text:p>
            <text:p text:style-name="P8"><text:span text:style-name="T33"/></text:p>
            <text:p text:style-name="P9"><text:span text:style-name="T3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22" draw:layer="layout" svg:width="25.199cm" svg:height="13.859cm" svg:x="1.4cm" svg:y="4.913cm" presentation:class="outline" presentation:user-transformed="true">
          <draw:text-box>
            <text:p text:style-name="P20"><text:span text:style-name="T43">public</text:span><text:span text:style-name="T44"> </text:span><text:span text:style-name="T43">class</text:span><text:span text:style-name="T44"> </text:span><text:span text:style-name="T45">GreeterClient</text:span><text:span text:style-name="T44"> {</text:span></text:p>
            <text:p text:style-name="P20"><text:span text:style-name="T46"/></text:p>
            <text:p text:style-name="P20"><text:span text:style-name="T44"><text:s text:c="4"/></text:span><text:span text:style-name="T47">@Any</text:span></text:p>
            <text:p text:style-name="P20"><text:span text:style-name="T44"><text:s text:c="4"/></text:span><text:span text:style-name="T47">@Inject</text:span></text:p>
            <text:p text:style-name="P20"><text:span text:style-name="T44"><text:s text:c="4"/></text:span><text:span text:style-name="T43">private</text:span><text:span text:style-name="T44"> </text:span><text:span text:style-name="T48">Instance</text:span><text:span text:style-name="T44">&lt;</text:span><text:span text:style-name="T48">HelloService</text:span><text:span text:style-name="T44">&gt; </text:span><text:span text:style-name="T49">services</text:span><text:span text:style-name="T44">;</text:span></text:p>
            <text:p text:style-name="P20"><text:span text:style-name="T46"/></text:p>
            <text:p text:style-name="P20"><text:span text:style-name="T44"><text:s text:c="4"/></text:span><text:span text:style-name="T43">public</text:span><text:span text:style-name="T44"> </text:span><text:span text:style-name="T43">void</text:span><text:span text:style-name="T44"> </text:span><text:span text:style-name="T50">hello</text:span><text:span text:style-name="T44"> () {</text:span></text:p>
            <text:p text:style-name="P20"><text:span text:style-name="T44"><text:s text:c="8"/></text:span><text:span text:style-name="T48">Annotation</text:span><text:span text:style-name="T44"> </text:span><text:span text:style-name="T51">qualifier</text:span><text:span text:style-name="T44"> = </text:span><text:span text:style-name="T43">new</text:span><text:span text:style-name="T44"> </text:span><text:span text:style-name="T52">AnnotationLiteral</text:span><text:span text:style-name="T44">&lt;</text:span><text:span text:style-name="T47">English</text:span><text:span text:style-name="T44">&gt;() {};</text:span></text:p>
            <text:p text:style-name="P20"><text:span text:style-name="T44"><text:s text:c="8"/></text:span><text:span text:style-name="T48">HelloService</text:span><text:span text:style-name="T44"> </text:span><text:span text:style-name="T51">service</text:span><text:span text:style-name="T44"> = </text:span><text:span text:style-name="T49">services</text:span><text:span text:style-name="T44">.</text:span><text:span text:style-name="T53">select</text:span><text:span text:style-name="T44">(</text:span><text:span text:style-name="T54">qualifier</text:span><text:span text:style-name="T44">).</text:span><text:span text:style-name="T53">get</text:span><text:span text:style-name="T44">();</text:span></text:p>
            <text:p text:style-name="P20"><text:span text:style-name="T44"><text:s text:c="8"/></text:span><text:span text:style-name="T53">display</text:span><text:span text:style-name="T44">(</text:span><text:span text:style-name="T54">service</text:span><text:span text:style-name="T44">.</text:span><text:span text:style-name="T53">hello</text:span><text:span text:style-name="T44">());</text:span></text:p>
            <text:p text:style-name="P21"><text:span text:style-name="T46"><text:s text:c="4"/></text:span><text:span text:style-name="T46">}</text:span></text:p>
            <text:p text:style-name="P20"><text:span text:style-name="T46"/></text:p>
            <text:p text:style-name="P21"><text:span text:style-name="T4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5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23"><text:span text:style-name="T55"/></text:p>
            <text:p text:style-name="P23"><text:span text:style-name="T55">public</text:span><text:span text:style-name="T56"> </text:span><text:span text:style-name="T55">class</text:span><text:span text:style-name="T56"> </text:span><text:span text:style-name="T57">RecordDatabase</text:span><text:span text:style-name="T58"> {</text:span></text:p>
            <text:p text:style-name="P23"><text:span text:style-name="T58"><text:s text:c="4"/></text:span><text:span text:style-name="T58">...</text:span></text:p>
            <text:p text:style-name="P23"><text:span text:style-name="T58">}</text:span></text:p>
            <text:p text:style-name="P24"><text:span text:style-name="T58"/></text:p>
            <text:p text:style-name="P24"><text:span text:style-name="T58">@ApplicationScoped</text:span></text:p>
            <text:p text:style-name="P23"><text:span text:style-name="T55">public</text:span><text:span text:style-name="T58"> </text:span><text:span text:style-name="T55">class</text:span><text:span text:style-name="T58"> </text:span><text:span text:style-name="T57">RecordService</text:span><text:span text:style-name="T58"> {</text:span></text:p>
            <text:p text:style-name="P23"><text:span text:style-name="T58"/></text:p>
            <text:p text:style-name="P23"><text:span text:style-name="T58"><text:s text:c="4"/></text:span><text:span text:style-name="T59">@Inject</text:span></text:p>
            <text:p text:style-name="P23"><text:span text:style-name="T58"><text:s text:c="4"/></text:span><text:span text:style-name="T55">private</text:span><text:span text:style-name="T58"> </text:span><text:span text:style-name="T57">RecordDatabase</text:span><text:span text:style-name="T58"> </text:span><text:span text:style-name="T60">database</text:span><text:span text:style-name="T58">;</text:span></text:p>
            <text:p text:style-name="P23"><text:span text:style-name="T58"/></text:p>
            <text:p text:style-name="P25"><text:span text:style-name="T5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All users share the same instance</text:p>
              </text:list-item>
            </text:list>
            <text:p text:style-name="P24"><text:span text:style-name="T35"/></text:p>
            <text:p text:style-name="P24"><text:span text:style-name="T35">@ApplicationScoped</text:span></text:p>
            <text:p text:style-name="P23"><text:span text:style-name="T25">public</text:span><text:span text:style-name="T26"> </text:span><text:span text:style-name="T25">class</text:span><text:span text:style-name="T26"> </text:span><text:span text:style-name="T27">LogDatabase</text:span><text:span text:style-name="T26"> {</text:span></text:p>
            <text:p text:style-name="P23"><text:span text:style-name="T35"/></text:p>
            <text:p text:style-name="P23"><text:span text:style-name="T26"><text:s text:c="4"/></text:span><text:span text:style-name="T25">public</text:span><text:span text:style-name="T26"> </text:span><text:span text:style-name="T25">void</text:span><text:span text:style-name="T26"> </text:span><text:span text:style-name="T31">logEvent</text:span><text:span text:style-name="T26"> (</text:span><text:span text:style-name="T27">String</text:span><text:span text:style-name="T26"> </text:span><text:span text:style-name="T61">event</text:span><text:span text:style-name="T26">) {</text:span></text:p>
            <text:p text:style-name="P25"><text:span text:style-name="T35"><text:s text:c="8"/></text:span><text:span text:style-name="T35">...</text:span></text:p>
            <text:p text:style-name="P25"><text:span text:style-name="T35"><text:s text:c="4"/></text:span><text:span text:style-name="T35">}</text:span></text:p>
            <text:p text:style-name="P23"><text:span text:style-name="T35"/></text:p>
            <text:p text:style-name="P2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eeds to be serializable</text:p>
              </text:list-item>
            </text:list>
            <text:p text:style-name="P24"><text:span text:style-name="T29"/></text:p>
            <text:p text:style-name="P24"><text:span text:style-name="T29">@SessionScoped</text:span></text:p>
            <text:p text:style-name="P23"><text:span text:style-name="T25">public</text:span><text:span text:style-name="T26"> </text:span><text:span text:style-name="T25">class</text:span><text:span text:style-name="T26"> </text:span><text:span text:style-name="T27">ShoppingCart</text:span><text:span text:style-name="T26"> </text:span><text:span text:style-name="T25">implements</text:span><text:span text:style-name="T26"> </text:span><text:span text:style-name="T28">Serializable</text:span><text:span text:style-name="T26"> {</text:span></text:p>
            <text:p text:style-name="P23"><text:span text:style-name="T29"/></text:p>
            <text:p text:style-name="P23"><text:span text:style-name="T26"><text:s text:c="4"/></text:span><text:span text:style-name="T25">public</text:span><text:span text:style-name="T26"> </text:span><text:span text:style-name="T25">void</text:span><text:span text:style-name="T26"> </text:span><text:span text:style-name="T31">addItem</text:span><text:span text:style-name="T26"> (</text:span><text:span text:style-name="T27">Item</text:span><text:span text:style-name="T26"> </text:span><text:span text:style-name="T61">item</text:span><text:span text:style-name="T26">) {</text:span></text:p>
            <text:p text:style-name="P25"><text:span text:style-name="T29"><text:s text:c="8"/></text:span><text:span text:style-name="T62">doSomething</text:span><text:span text:style-name="T29">();</text:span></text:p>
            <text:p text:style-name="P25"><text:span text:style-name="T29"><text:s text:c="4"/></text:span><text:span text:style-name="T29">}</text:span></text:p>
            <text:p text:style-name="P23"><text:span text:style-name="T29"/></text:p>
            <text:p text:style-name="P25"><text:span text:style-name="T2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</text:list>
            <text:p text:style-name="P24"><text:span text:style-name="T35"/></text:p>
            <text:p text:style-name="P24"><text:span text:style-name="T35">@RequestScoped</text:span></text:p>
            <text:p text:style-name="P23"><text:span text:style-name="T25">public</text:span><text:span text:style-name="T26"> </text:span><text:span text:style-name="T25">class</text:span><text:span text:style-name="T26"> </text:span><text:span text:style-name="T27">AuthChecker</text:span><text:span text:style-name="T26"> {</text:span></text:p>
            <text:p text:style-name="P23"><text:span text:style-name="T35"/></text:p>
            <text:p text:style-name="P23"><text:span text:style-name="T26"><text:s text:c="4"/></text:span><text:span text:style-name="T25">public</text:span><text:span text:style-name="T26"> </text:span><text:span text:style-name="T25">void</text:span><text:span text:style-name="T26"> </text:span><text:span text:style-name="T31">checkAuth</text:span><text:span text:style-name="T26"> (</text:span><text:span text:style-name="T27">String</text:span><text:span text:style-name="T26"> </text:span><text:span text:style-name="T61">user</text:span><text:span text:style-name="T26">) {</text:span></text:p>
            <text:p text:style-name="P23"><text:span text:style-name="T26"><text:s text:c="8"/></text:span><text:span text:style-name="T26">...</text:span></text:p>
            <text:p text:style-name="P25"><text:span text:style-name="T35"><text:s text:c="4"/></text:span><text:span text:style-name="T35">}</text:span></text:p>
            <text:p text:style-name="P23"><text:span text:style-name="T35"/></text:p>
            <text:p text:style-name="P2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5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24"><text:span text:style-name="T35"/></text:p>
            <text:p text:style-name="P24"><text:span text:style-name="T35">@Singleton</text:span></text:p>
            <text:p text:style-name="P23"><text:span text:style-name="T25">public</text:span><text:span text:style-name="T26"> </text:span><text:span text:style-name="T25">class</text:span><text:span text:style-name="T26"> </text:span><text:span text:style-name="T27">RandomGenerator</text:span><text:span text:style-name="T26"> {</text:span></text:p>
            <text:p text:style-name="P23"><text:span text:style-name="T35"/></text:p>
            <text:p text:style-name="P23"><text:span text:style-name="T26"><text:s text:c="4"/></text:span><text:span text:style-name="T25">public</text:span><text:span text:style-name="T26"> </text:span><text:span text:style-name="T25">int</text:span><text:span text:style-name="T26"> </text:span><text:span text:style-name="T31">nextInt</text:span><text:span text:style-name="T26"> () {</text:span></text:p>
            <text:p text:style-name="P23"><text:span text:style-name="T29"><text:s text:c="8"/></text:span><text:span text:style-name="T29">...</text:span></text:p>
            <text:p text:style-name="P25"><text:span text:style-name="T35"><text:s text:c="4"/></text:span><text:span text:style-name="T35">}</text:span></text:p>
            <text:p text:style-name="P25"><text:span text:style-name="T35"><text:s text:c="4"/></text:span></text:p>
            <text:p text:style-name="P25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5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24"><text:span text:style-name="T35"/></text:p>
            <text:p text:style-name="P24"><text:span text:style-name="T35">@ApplicationScoped</text:span></text:p>
            <text:p text:style-name="P23"><text:span text:style-name="T25">public</text:span><text:span text:style-name="T26"> </text:span><text:span text:style-name="T25">class</text:span><text:span text:style-name="T26"> </text:span><text:span text:style-name="T27">RecordService</text:span><text:span text:style-name="T26"> {</text:span></text:p>
            <text:p text:style-name="P23"><text:span text:style-name="T35"/></text:p>
            <text:p text:style-name="P23"><text:span text:style-name="T26"><text:s text:c="4"/></text:span><text:span text:style-name="T30">@Inject</text:span></text:p>
            <text:p text:style-name="P23"><text:span text:style-name="T26"><text:s text:c="4"/></text:span><text:span text:style-name="T25">private</text:span><text:span text:style-name="T26"> </text:span><text:span text:style-name="T27">LoginName</text:span><text:span text:style-name="T26"> </text:span><text:span text:style-name="T36">name</text:span><text:span text:style-name="T26">;</text:span></text:p>
            <text:p text:style-name="P23"><text:span text:style-name="T35"/></text:p>
            <text:p text:style-name="P25"><text:span text:style-name="T35">}</text:span></text:p>
            <text:p text:style-name="P25"><text:span text:style-name="T35"/></text:p>
            <text:p text:style-name="P24"><text:span text:style-name="T35">@RequestScoped</text:span></text:p>
            <text:p text:style-name="P23"><text:span text:style-name="T25">public</text:span><text:span text:style-name="T26"> </text:span><text:span text:style-name="T25">class</text:span><text:span text:style-name="T26"> </text:span><text:span text:style-name="T27">LoginName</text:span><text:span text:style-name="T26"> {</text:span></text:p>
            <text:p text:style-name="P23"><text:span text:style-name="T35"/></text:p>
            <text:p text:style-name="P23"><text:span text:style-name="T35"><text:s text:c="4"/></text:span><text:span text:style-name="T35">...</text:span></text:p>
            <text:p text:style-name="P23"><text:span text:style-name="T35"/></text:p>
            <text:p text:style-name="P23"><text:span text:style-name="T3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1" draw:layer="layout" svg:width="25.199cm" svg:height="13.859cm" svg:x="1.4cm" svg:y="4.914cm" presentation:class="outline">
          <draw:text-box>
            <text:list text:style-name="L2">
              <text:list-item>
                <text:p>Proxies are used to ensure correctness.</text:p>
              </text:list-item>
              <text:list-item>
                <text:p>Injected objects are CDI clas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6H21M18S</meta:editing-duration>
    <meta:editing-cycles>260</meta:editing-cycles>
    <meta:generator>OpenOffice/4.1.5$Win32 OpenOffice.org_project/415m1$Build-9789</meta:generator>
    <dc:date>2019-07-11T00:33:54.33</dc:date>
    <meta:document-statistic meta:object-count="205"/>
  </office:meta>
</office:document-meta>
</file>